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9C2000069C2DF1CD95538908037.wmf" manifest:media-type="image/x-wm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Palatino" svg:font-family="Palatin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7.15in" table:align="right" style:writing-mode="lr-tb"/>
    </style:style>
    <style:style style:name="Table2.A" style:family="table-column">
      <style:table-column-properties style:column-width="2.383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tab-stops>
          <style:tab-stop style:position="7in" style:type="right"/>
        </style:tab-stops>
      </style:paragraph-properties>
      <style:text-properties fo:font-size="8pt" officeooo:paragraph-rsid="0009785d" style:font-size-asian="8pt" style:font-size-complex="8pt"/>
    </style:style>
    <style:style style:name="P2" style:family="paragraph" style:parent-style-name="Standard">
      <style:paragraph-properties>
        <style:tab-stops>
          <style:tab-stop style:position="7in" style:type="right"/>
        </style:tab-stops>
      </style:paragraph-properties>
      <style:text-properties fo:font-size="8pt" officeooo:paragraph-rsid="0009785d" style:font-size-asian="8pt" style:font-size-complex="8pt"/>
    </style:style>
    <style:style style:name="P3" style:family="paragraph" style:parent-style-name="Standard">
      <style:paragraph-properties>
        <style:tab-stops>
          <style:tab-stop style:position="7in" style:type="right"/>
        </style:tab-stops>
      </style:paragraph-properties>
      <style:text-properties fo:font-size="8pt" officeooo:rsid="00063244" officeooo:paragraph-rsid="0009785d" style:font-size-asian="8pt" style:font-size-complex="8pt"/>
    </style:style>
    <style:style style:name="P4" style:family="paragraph" style:parent-style-name="Standard">
      <style:paragraph-properties fo:text-align="end" style:justify-single-word="false" style:snap-to-layout-grid="false">
        <style:tab-stops>
          <style:tab-stop style:position="7in" style:type="right"/>
        </style:tab-stops>
      </style:paragraph-properties>
      <style:text-properties fo:font-size="8pt" officeooo:paragraph-rsid="0009785d" style:font-size-asian="8pt" style:font-size-complex="8pt"/>
    </style:style>
    <style:style style:name="P5" style:family="paragraph" style:parent-style-name="Standard">
      <style:paragraph-properties fo:text-align="end" style:justify-single-word="false">
        <style:tab-stops>
          <style:tab-stop style:position="7in" style:type="right"/>
        </style:tab-stops>
      </style:paragraph-properties>
      <style:text-properties fo:font-size="8pt" officeooo:paragraph-rsid="0009785d" style:font-size-asian="8pt" style:font-size-complex="8pt"/>
    </style:style>
    <style:style style:name="P6" style:family="paragraph" style:parent-style-name="Standard">
      <style:paragraph-properties fo:text-align="center" style:justify-single-word="false">
        <style:tab-stops>
          <style:tab-stop style:position="7in" style:type="right"/>
        </style:tab-stops>
      </style:paragraph-properties>
      <style:text-properties officeooo:paragraph-rsid="0009785d"/>
    </style:style>
    <style:style style:name="P7" style:family="paragraph" style:parent-style-name="Standard">
      <style:paragraph-properties fo:text-align="end" style:justify-single-word="false">
        <style:tab-stops>
          <style:tab-stop style:position="7in" style:type="right"/>
        </style:tab-stops>
      </style:paragraph-properties>
      <style:text-properties officeooo:paragraph-rsid="0009785d"/>
    </style:style>
    <style:style style:name="P8" style:family="paragraph" style:parent-style-name="Standard">
      <style:paragraph-properties>
        <style:tab-stops>
          <style:tab-stop style:position="4in"/>
          <style:tab-stop style:position="6.9307in" style:type="right"/>
        </style:tab-stops>
      </style:paragraph-properties>
      <style:text-properties style:font-name="Palatino" officeooo:rsid="0009f278" officeooo:paragraph-rsid="0009f278" style:font-name-complex="Palatino"/>
    </style:style>
    <style:style style:name="P9" style:family="paragraph" style:parent-style-name="Standard">
      <style:paragraph-properties fo:text-align="center" style:justify-single-word="false">
        <style:tab-stops>
          <style:tab-stop style:position="4in"/>
          <style:tab-stop style:position="6.9307in" style:type="right"/>
        </style:tab-stops>
      </style:paragraph-properties>
      <style:text-properties style:font-name="Times New Roman1" officeooo:rsid="0009f278" officeooo:paragraph-rsid="0009f278" style:font-name-complex="Palatino"/>
    </style:style>
    <style:style style:name="P10" style:family="paragraph" style:parent-style-name="Standard">
      <style:paragraph-properties fo:text-align="start" style:justify-single-word="false">
        <style:tab-stops>
          <style:tab-stop style:position="4in"/>
          <style:tab-stop style:position="6.9307in" style:type="right"/>
        </style:tab-stops>
      </style:paragraph-properties>
      <style:text-properties style:font-name="Times New Roman1" officeooo:rsid="0009f278" officeooo:paragraph-rsid="0009f278" style:font-name-complex="Palatino"/>
    </style:style>
    <style:style style:name="P11" style:family="paragraph" style:parent-style-name="Standard">
      <style:paragraph-properties>
        <style:tab-stops>
          <style:tab-stop style:position="4in"/>
          <style:tab-stop style:position="6.9307in" style:type="right"/>
        </style:tab-stops>
      </style:paragraph-properties>
      <style:text-properties style:font-name="Times New Roman1" officeooo:rsid="0009f278" officeooo:paragraph-rsid="0009f278" style:font-name-complex="Palatino"/>
    </style:style>
    <style:style style:name="P12" style:family="paragraph" style:parent-style-name="Standard">
      <style:paragraph-properties>
        <style:tab-stops>
          <style:tab-stop style:position="4in"/>
          <style:tab-stop style:position="6.9307in" style:type="right"/>
        </style:tab-stops>
      </style:paragraph-properties>
      <style:text-properties style:font-name="Times New Roman1" officeooo:rsid="0009f278" officeooo:paragraph-rsid="000a4fdb" style:font-name-complex="Palatino"/>
    </style:style>
    <style:style style:name="P13" style:family="paragraph" style:parent-style-name="Standard">
      <style:paragraph-properties>
        <style:tab-stops>
          <style:tab-stop style:position="4in"/>
          <style:tab-stop style:position="6.9307in" style:type="right"/>
        </style:tab-stops>
      </style:paragraph-properties>
      <style:text-properties style:font-name="Times New Roman1" officeooo:rsid="0009f278" officeooo:paragraph-rsid="000c43b4" style:font-name-complex="Palatino"/>
    </style:style>
    <style:style style:name="P14" style:family="paragraph" style:parent-style-name="Standard">
      <style:paragraph-properties>
        <style:tab-stops>
          <style:tab-stop style:position="4in"/>
          <style:tab-stop style:position="6.9307in" style:type="right"/>
        </style:tab-stops>
      </style:paragraph-properties>
      <style:text-properties style:font-name="Times New Roman1" fo:font-weight="bold" officeooo:rsid="0009f278" officeooo:paragraph-rsid="000c43b4" style:font-weight-asian="bold" style:font-name-complex="Palatino" style:font-weight-complex="bold"/>
    </style:style>
    <style:style style:name="P15" style:family="paragraph" style:parent-style-name="Standard">
      <style:paragraph-properties fo:text-align="start" style:justify-single-word="false">
        <style:tab-stops>
          <style:tab-stop style:position="4in"/>
          <style:tab-stop style:position="6.9307in" style:type="right"/>
        </style:tab-stops>
      </style:paragraph-properties>
      <style:text-properties style:font-name="Times New Roman1" fo:font-weight="bold" officeooo:rsid="0009f278" officeooo:paragraph-rsid="0009f278" style:font-weight-asian="bold" style:font-name-complex="Palatino" style:font-weight-complex="bold"/>
    </style:style>
    <style:style style:name="P16" style:family="paragraph" style:parent-style-name="Header">
      <style:paragraph-properties fo:text-align="center" style:justify-single-word="false"/>
      <style:text-properties fo:text-transform="uppercase" officeooo:paragraph-rsid="0009785d"/>
    </style:style>
    <style:style style:name="P17" style:family="paragraph" style:parent-style-name="Header">
      <style:paragraph-properties fo:text-align="center" style:justify-single-word="false">
        <style:tab-stops>
          <style:tab-stop style:position="4in"/>
          <style:tab-stop style:position="6.9307in" style:type="right"/>
        </style:tab-stops>
      </style:paragraph-properties>
      <style:text-properties fo:text-transform="uppercase" style:font-name="Times New Roman1" officeooo:paragraph-rsid="0009785d" style:font-name-complex="Palatino"/>
    </style:style>
    <style:style style:name="P18" style:family="paragraph" style:parent-style-name="Standard">
      <style:paragraph-properties fo:text-align="center" style:justify-single-word="false">
        <style:tab-stops>
          <style:tab-stop style:position="4in"/>
          <style:tab-stop style:position="6.9307in" style:type="right"/>
        </style:tab-stops>
      </style:paragraph-properties>
      <style:text-properties style:font-name="Times New Roman1" fo:font-style="italic" officeooo:rsid="0014cb47" officeooo:paragraph-rsid="0014cb47" style:font-style-asian="italic" style:font-name-complex="Palatino" style:font-style-complex="italic"/>
    </style:style>
    <style:style style:name="P19" style:family="paragraph" style:parent-style-name="Header" style:master-page-name="Standard">
      <style:paragraph-properties fo:text-align="center" style:justify-single-word="false" style:page-number="auto"/>
      <style:text-properties fo:text-transform="uppercase" officeooo:paragraph-rsid="0009785d"/>
    </style:style>
    <style:style style:name="T1" style:family="text">
      <style:text-properties fo:font-size="8pt" style:font-size-asian="8pt" style:font-size-complex="8pt"/>
    </style:style>
    <style:style style:name="T2" style:family="text">
      <style:text-properties fo:font-size="8pt" officeooo:rsid="0009785d" style:font-size-asian="8pt" style:font-size-complex="8pt"/>
    </style:style>
    <style:style style:name="T3" style:family="text">
      <style:text-properties fo:font-weight="bold" style:font-weight-asian="bold" style:font-weight-complex="bold"/>
    </style:style>
    <style:style style:name="T4" style:family="text">
      <style:text-properties fo:font-weight="bold" officeooo:rsid="000a4fdb" style:font-weight-asian="bold" style:font-weight-complex="bold"/>
    </style:style>
    <style:style style:name="T5" style:family="text">
      <style:text-properties style:font-name="Times New Roman1"/>
    </style:style>
    <style:style style:name="T6" style:family="text">
      <style:text-properties style:font-name="Times New Roman1" officeooo:rsid="000c43b4"/>
    </style:style>
    <style:style style:name="T7" style:family="text">
      <style:text-properties style:font-name="Times New Roman1" fo:font-weight="bold" style:font-weight-asian="bold" style:font-weight-complex="bold"/>
    </style:style>
    <style:style style:name="T8" style:family="text">
      <style:text-properties officeooo:rsid="000a4fdb"/>
    </style:style>
    <style:style style:name="T9" style:family="text">
      <style:text-properties fo:color="#000000" fo:font-style="normal" officeooo:rsid="000a4fdb" style:font-style-asian="normal" style:font-style-complex="normal"/>
    </style:style>
    <style:style style:name="T10" style:family="text">
      <style:text-properties officeooo:rsid="000c43b4"/>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10eea4"/>
    </style:style>
    <style:style style:name="T13" style:family="text">
      <style:text-properties officeooo:rsid="0011b47f"/>
    </style:style>
    <style:style style:name="T14" style:family="text">
      <style:text-properties officeooo:rsid="0014cb47"/>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niversity of California, Berkeley</text:p>
      <text:p text:style-name="P16"/>
      <table:table table:name="Table2" table:style-name="Table2">
        <table:table-column table:style-name="Table2.A" table:number-columns-repeated="3"/>
        <table:table-row table:style-name="Table2.1">
          <table:table-cell table:style-name="Table2.A1" office:value-type="string">
            <text:p text:style-name="P1"/>
            <text:p text:style-name="P2"/>
            <text:p text:style-name="P3">KEITH JOHNSON</text:p>
            <text:p text:style-name="P2">DEPARTMENT OF LINGUISTICS</text:p>
            <text:p text:style-name="P2">1203 DWINELLE HALL</text:p>
          </table:table-cell>
          <table:table-cell table:style-name="Table2.A1" office:value-type="string">
            <text:p text:style-name="P6"><draw:frame draw:style-name="fr1" draw:name="Image2" text:anchor-type="as-char" svg:width="1.0508in" svg:height="1.0508in" draw:z-index="0"><draw:image xlink:href="Pictures/20000009000069C2000069C2DF1CD95538908037.wmf" xlink:type="simple" xlink:show="embed" xlink:actuate="onLoad"/></draw:frame></text:p>
          </table:table-cell>
          <table:table-cell table:style-name="Table2.A1" office:value-type="string">
            <text:p text:style-name="P4"/>
            <text:p text:style-name="P5"/>
            <text:p text:style-name="P5">BERKELEY, CA 94720-2650</text:p>
            <text:p text:style-name="P5">Phone: 510/643-7224</text:p>
            <text:p text:style-name="P5">Fax: 510/643-5688</text:p>
            <text:p text:style-name="P7"><text:span text:style-name="T1">E-mail: </text:span><text:a xlink:type="simple" xlink:href="mailto:keithjohnson@berkeley.edu" text:style-name="Internet_20_link" text:visited-style-name="Visited_20_Internet_20_Link"><text:span text:style-name="T2">keithjohnson</text:span></text:a><text:a xlink:type="simple" xlink:href="mailto:keithjohnson@berkeley.edu" text:style-name="Internet_20_link" text:visited-style-name="Visited_20_Internet_20_Link"><text:span text:style-name="Internet_20_link"><text:span text:style-name="T1">@berkeley.edu</text:span></text:span></text:a></text:p>
          </table:table-cell>
        </table:table-row>
      </table:table>
      <text:p text:style-name="P17"/>
      <text:p text:style-name="P9"><text:span text:style-name="T3">CONSENT TO PARTICIPATE IN RESEARCH</text:span> </text:p>
      <text:p text:style-name="P18">Perception of speech sounds in various languages</text:p>
      <text:p text:style-name="P9"/>
      <text:p text:style-name="P10"><text:span text:style-name="T3">Introduction </text:span><text:span text:style-name="T4">and Purpose</text:span></text:p>
      <text:p text:style-name="P10">My name is Keith Johnson. I am a professor at the University of California, Berkeley, in the Department of Linguistics. I am planning to conduct a research study, which I invite you to take part in. You are being invited to participate in this study because you are a speaker of American English. <text:s/>The purpose of this study is to observe the perception of people based on audio recordings of <text:span text:style-name="T10">speech</text:span>. </text:p>
      <text:p text:style-name="P10"/>
      <text:p text:style-name="P10"><text:span text:style-name="T3">Procedures</text:span> </text:p>
      <text:p text:style-name="P11">If you agree to be in this study, <text:span text:style-name="T8">y</text:span>ou will be asked to listen to a pairs of <text:span text:style-name="T14">short audio clips of speech</text:span>, <text:span text:style-name="T8">and</text:span> to <text:span text:style-name="T14">judge whether the audio clips in the pair are the same or different</text:span>. <text:s/><text:span text:style-name="T8">Then, y</text:span>ou will be asked to complete a short survey about yourself, <text:span text:style-name="T8">the places you’ve lived, the languages you speak</text:span>, <text:span text:style-name="T8">and </text:span>some other social facts about you. <text:s/><text:span text:style-name="T8">The s</text:span>tudy <text:span text:style-name="T8">should</text:span> take <text:span text:style-name="T8">about</text:span> <text:span text:style-name="T13">2</text:span>0 minutes <text:span text:style-name="T8">to complete</text:span>. </text:p>
      <text:p text:style-name="P11"/>
      <text:p text:style-name="P10"><text:span text:style-name="T3">Benefits</text:span> </text:p>
      <text:p text:style-name="P11">There is no direct benefit to you anticipated from participating in this study. <text:span text:style-name="T8">It is hoped that the research will improve our understanding of how talker information is processed</text:span>. </text:p>
      <text:p text:style-name="P15"/>
      <text:p text:style-name="P10"><text:span text:style-name="T3">Risks/Discomforts</text:span> </text:p>
      <text:p text:style-name="P12"><text:span text:style-name="T8">Some of the research questions may make you uncomfortable or upset. <text:s/>You are free to decline </text:span><text:span text:style-name="T9">to answer any questions you don't wish to, or to stop participating at any time. </text:span>As with all research, there is a chance that confidentiality could be compromised; however, we are taking precautions to minimize this risk. </text:p>
      <text:p text:style-name="P11"/>
      <text:p text:style-name="P10"><text:span text:style-name="T3">Confidentiality</text:span> </text:p>
      <text:p text:style-name="P13">Your study data will be handled as confidentially as possible. <text:s/>If results of this study are published or presented, individual names and other personally identifiable information will not be used. <text:s/>Your name will never be associated with data you provide – <text:span text:style-name="T10">you will be assigned an anonymous subject number, and we will not record your MTurk Worker ID in our data files. </text:span>To minimize the risks to confidentiality, <text:span text:style-name="T10">I will not collect any identifiable information.</text:span></text:p>
      <text:p text:style-name="P11"/>
      <text:p text:style-name="P11">When the research is completed, I may save your responses. I will retain this study information indefinitely. The same measures described above will be taken to protect confidentiality of this study data. </text:p>
      <text:p text:style-name="P11"/>
      <text:p text:style-name="P14">Compensation</text:p>
      <text:p text:style-name="P13">In return for your time, you will be paid $<text:span text:style-name="T12">5</text:span> for taking part in this study. </text:p>
      <text:p text:style-name="P11"/>
      <text:p text:style-name="P13"><text:span text:style-name="T3">Rights</text:span> </text:p>
      <text:p text:style-name="P13"><text:span text:style-name="T11">Participation in research is completely voluntary</text:span>. You are free to decline to take part in the project. <text:s/>You can decline to answer any questions and are free to stop taking part in the project at any time. <text:s/><text:soft-page-break/>Whether or not you choose to participate, to answer any particular question, or continue participating in the project, there will be no penalty to you or loss of benefits to which you are otherwise entitled.</text:p>
      <text:p text:style-name="P11"/>
      <text:p text:style-name="P8"><text:span text:style-name="T7">Questions</text:span><text:span text:style-name="T5"> If you have any questions or concerns about this study, you may contact </text:span><text:span text:style-name="T6">me at <text:s/></text:span><text:a xlink:type="simple" xlink:href="mailto:keithjohnson@berkeley.edu" text:style-name="Internet_20_link" text:visited-style-name="Visited_20_Internet_20_Link"><text:span text:style-name="T6">keithjohnson</text:span></text:a><text:a xlink:type="simple" xlink:href="mailto:keithjohnson@berkeley.edu" text:style-name="Internet_20_link" text:visited-style-name="Visited_20_Internet_20_Link"><text:span text:style-name="T5">@berkeley.edu</text:span></text:a><text:span text:style-name="T5">. If you have any questions or concerns about your rights and treatment as a research subject, you may contact the office of UC Berkeley's Committee for the Protection of Human Subjects, at 510-642-7461 or </text:span><text:a xlink:type="simple" xlink:href="mailto:subjects@berkeley.edu" text:style-name="Internet_20_link" text:visited-style-name="Visited_20_Internet_20_Link"><text:span text:style-name="T5">subjects@berkeley.edu</text:span></text:a><text:span text:style-name="T5">. </text:span></text:p>
      <text:p text:style-name="P11"/>
      <text:p text:style-name="P11">If you <text:span text:style-name="T10">agree</text:span> <text:span text:style-name="T10">to take part</text:span> in this study, please <text:span text:style-name="T10">select “yes” on experiment start page</text:span>. </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Palatino" svg:font-family="Palatin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ternet_20_link" style:display-name="Internet link" style:family="text">
      <style:text-properties fo:color="#0563c1"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niversity Relations</meta:initial-creator>
    <meta:creation-date>2016-12-08T16:52:00</meta:creation-date>
    <dc:creator>Keith Johnson</dc:creator>
    <dc:date>2018-11-08T11:52:02.896408000</dc:date>
    <meta:print-date>2017-01-03T11:08:10.775122000</meta:print-date>
    <meta:editing-cycles>11</meta:editing-cycles>
    <meta:editing-duration>PT4H36M27S</meta:editing-duration>
    <meta:printed-by>Keith Johnson</meta:printed-by>
    <meta:generator>LibreOffice/5.2.0.4$MacOSX_X86_64 LibreOffice_project/066b007f5ebcc236395c7d282ba488bca6720265</meta:generator>
    <meta:document-statistic meta:table-count="1" meta:image-count="1" meta:object-count="0" meta:page-count="2" meta:paragraph-count="28" meta:word-count="531" meta:character-count="3235" meta:non-whitespace-character-count="2707"/>
  </office:meta>
</office:document-meta>
</file>